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getString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.getNameSpa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.Tag(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spaces( PrintWriter pw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addContent( Ta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escape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ag.re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addAttribute( String key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.getContents( String 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.add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.selec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addAttribut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convert( Collection c , String type , Tag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.select( String path , Vector results , Tag mapp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ag.match( String search , Tag child , Tag mapp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g.getAttribute( String key , String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Tag( String name ,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.addConten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getContentsAsString( StringBuffer s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.findRecursive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.Ta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print( int indent , PrintWriter p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ag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getContents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.addAttribute( String key ,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formatted( PrintWriter pw , int left , int width ,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g.getString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g.Tag( String name , String [ ]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.select( String path , Ta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